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WAC Art Camp Attendance 2016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w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PM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wn Total</text:p>
          </table:table-cell>
        </table:table-row>
        <table:table-row table:style-name="ro1">
          <table:table-cell office:value-type="string" calcext:value-type="string">
            <text:p>HTA</text:p>
          </table:table-cell>
          <table:table-cell office:value-type="date" office:date-value="2016-07-04" calcext:value-type="date">
            <text:p>07/04/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16-07-05" calcext:value-type="date">
            <text:p>07/05/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date" office:date-value="2016-07-06" calcext:value-type="date">
            <text:p>07/06/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date" office:date-value="2016-07-07" calcext:value-type="date">
            <text:p>07/07/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date" office:date-value="2016-07-11" calcext:value-type="date">
            <text:p>07/11/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date" office:date-value="2016-07-12" calcext:value-type="date">
            <text:p>07/12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16-07-13" calcext:value-type="date">
            <text:p>07/13/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date" office:date-value="2016-07-14" calcext:value-type="date">
            <text:p>07/14/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R (Fair Day)</text:p>
          </table:table-cell>
          <table:table-cell office:value-type="date" office:date-value="2016-07-18" calcext:value-type="date">
            <text:p>07/18/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date" office:date-value="2016-07-19" calcext:value-type="date">
            <text:p>07/19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16-07-20" calcext:value-type="date">
            <text:p>07/20/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office:value-type="date" office:date-value="2016-07-25" calcext:value-type="date">
            <text:p>07/25/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date" office:date-value="2016-07-26" calcext:value-type="date">
            <text:p>07/26/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date" office:date-value="2016-07-27" calcext:value-type="date">
            <text:p>07/27/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date" office:date-value="2016-07-28" calcext:value-type="date">
            <text:p>07/28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date" office:date-value="2016-07-29" calcext:value-type="date">
            <text:p>07/29/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date" office:date-value="2016-08-02" calcext:value-type="date">
            <text:p>08/02/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date" office:date-value="2016-08-03" calcext:value-type="date">
            <text:p>08/03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date" office:date-value="2016-08-04" calcext:value-type="date">
            <text:p>08/04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N</text:p>
          </table:table-cell>
          <table:table-cell office:value-type="date" office:date-value="2016-08-08" calcext:value-type="date">
            <text:p>08/08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date" office:date-value="2016-08-09" calcext:value-type="date">
            <text:p>08/09/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date" office:date-value="2016-08-10" calcext:value-type="date">
            <text:p>08/10/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date" office:date-value="2016-08-11" calcext:value-type="date">
            <text:p>08/11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TA</text:p>
          </table:table-cell>
          <table:table-cell office:value-type="date" office:date-value="2016-08-15" calcext:value-type="date">
            <text:p>08/15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date" office:date-value="2016-08-16" calcext:value-type="date">
            <text:p>08/16/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date" office:date-value="2016-08-17" calcext:value-type="date">
            <text:p>08/17/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date" office:date-value="2016-08-18" calcext:value-type="date">
            <text:p>08/18/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4:43:39.805000000</meta:creation-date>
    <dc:date>2016-08-19T15:11:18.279000000</dc:date>
    <meta:editing-duration>PT27M38S</meta:editing-duration>
    <meta:editing-cycles>4</meta:editing-cycles>
    <meta:generator>LibreOffice/4.3.5.2$Windows_x86 LibreOffice_project/3a87456aaa6a95c63eea1c1b3201acedf0751bd5</meta:generator>
    <meta:document-statistic meta:table-count="1" meta:cell-count="122" meta:object-count="0"/>
  </office:meta>
</office:document-meta>
</file>